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7E000001459B74A6B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6.985cm" svg:x="0.254cm" svg:y="0.254cm">
          <draw:image xlink:href="Pictures/200000020000017E000001459B74A6BB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5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08:39:20</dc:date>
    <dc:creator>kkk </dc:creator>
    <meta:document-statistic meta:object-count="1"/>
    <meta:generator>LibreOffice/3.3$Linux LibreOffice_project/330m19$Build-401</meta:generator>
  </office:meta>
</office:document-meta>
</file>